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Optimitzacions" style:family="table">
      <style:table-properties style:width="17cm" table:align="margins"/>
    </style:style>
    <style:style style:name="Optimitzacions.A" style:family="table-column">
      <style:table-column-properties style:column-width="4.251cm" style:rel-column-width="16383*"/>
    </style:style>
    <style:style style:name="Optimitzac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mitzacions.D1" style:family="table-cell">
      <style:table-cell-properties fo:padding="0.097cm" fo:border="0.05pt solid #000000"/>
    </style:style>
    <style:style style:name="Optimitzacions.A2" style:family="table-cell">
      <style:table-cell-properties fo:padding="0.097cm" fo:border-left="0.05pt solid #000000" fo:border-right="none" fo:border-top="none" fo:border-bottom="0.05pt solid #000000"/>
    </style:style>
    <style:style style:name="Optimitzacion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71df"/>
    </style:style>
    <style:style style:name="P2" style:family="paragraph" style:parent-style-name="Standard">
      <style:text-properties officeooo:paragraph-rsid="000280c2"/>
    </style:style>
    <style:style style:name="P3" style:family="paragraph" style:parent-style-name="Standard">
      <style:text-properties officeooo:paragraph-rsid="000386a5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333333" style:font-name="Verdana" fo:font-size="9.75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333333" style:font-name="Verdana" fo:font-size="9.75pt" fo:letter-spacing="normal" fo:font-style="normal" fo:font-weight="normal"/>
    </style:style>
    <style:style style:name="P6" style:family="paragraph" style:parent-style-name="Table_20_Contents">
      <style:text-properties officeooo:paragraph-rsid="000171df"/>
    </style:style>
    <style:style style:name="P7" style:family="paragraph" style:parent-style-name="Table_20_Contents">
      <style:text-properties officeooo:paragraph-rsid="000280c2"/>
    </style:style>
    <style:style style:name="P8" style:family="paragraph" style:parent-style-name="Table_20_Contents">
      <style:text-properties officeooo:paragraph-rsid="000280c2" fo:background-color="#ffff00"/>
    </style:style>
    <style:style style:name="P9" style:family="paragraph" style:parent-style-name="Table_20_Contents">
      <style:text-properties officeooo:paragraph-rsid="000171df" fo:background-color="#ffff00"/>
    </style:style>
    <style:style style:name="T1" style:family="text">
      <style:text-properties officeooo:rsid="000171df"/>
    </style:style>
    <style:style style:name="T2" style:family="text">
      <style:text-properties fo:font-variant="normal" fo:text-transform="none" fo:color="#333333" style:font-name="Verdana" fo:font-size="9.75pt" fo:letter-spacing="normal" fo:font-style="normal" fo:font-weight="normal" officeooo:rsid="000171df"/>
    </style:style>
    <style:style style:name="T3" style:family="text">
      <style:text-properties fo:font-variant="normal" fo:text-transform="none" fo:color="#333333" style:text-line-through-style="none" style:font-name="Verdana" fo:font-size="9.75pt" fo:letter-spacing="normal" fo:font-style="normal" style:text-underline-style="none" fo:font-weight="normal" officeooo:rsid="000171df" style:text-blinking="false"/>
    </style:style>
    <style:style style:name="T4" style:family="text">
      <style:text-properties fo:font-variant="normal" fo:text-transform="none" fo:color="#56b04f" style:text-line-through-style="none" style:font-name="Verdana" fo:font-size="9.75pt" fo:letter-spacing="normal" fo:font-style="normal" style:text-underline-style="none" fo:font-weight="normal" officeooo:rsid="000171df" style:text-blinking="false"/>
    </style:style>
    <style:style style:name="T5" style:family="text">
      <style:text-properties fo:font-variant="normal" fo:text-transform="none" fo:color="#800000" style:font-name="Verdana" fo:font-size="9.75pt" fo:letter-spacing="normal" fo:font-style="normal" fo:font-weight="normal" officeooo:rsid="000171df"/>
    </style:style>
    <style:style style:name="T6" style:family="text">
      <style:text-properties fo:font-variant="normal" fo:text-transform="none" fo:color="#800000" style:text-line-through-style="none" style:font-name="Verdana" fo:font-size="9.75pt" fo:letter-spacing="normal" fo:font-style="normal" style:text-underline-style="none" fo:font-weight="normal" officeooo:rsid="000171df" style:text-blinking="false"/>
    </style:style>
    <style:style style:name="T7" style:family="text">
      <style:text-properties fo:font-variant="normal" fo:text-transform="none" style:use-window-font-color="true" style:font-name="Verdana" fo:font-size="9.75pt" fo:letter-spacing="normal" fo:font-style="normal" fo:font-weight="normal" officeooo:rsid="000171df"/>
    </style:style>
    <style:style style:name="T8" style:family="text">
      <style:text-properties fo:font-variant="normal" fo:text-transform="none" style:use-window-font-color="true" style:text-line-through-style="none" style:font-name="Verdana" fo:font-size="9.75pt" fo:letter-spacing="normal" fo:font-style="normal" style:text-underline-style="none" fo:font-weight="normal" officeooo:rsid="000171df" style:text-blinking="false"/>
    </style:style>
    <style:style style:name="T9" style:family="text">
      <style:text-properties fo:font-variant="normal" fo:text-transform="none" fo:color="#000000" style:text-line-through-style="none" style:font-name="Verdana" fo:font-size="9.75pt" fo:letter-spacing="normal" fo:font-style="normal" style:text-underline-style="none" fo:font-weight="normal" officeooo:rsid="000171df" style:text-blinking="false"/>
    </style:style>
    <style:style style:name="T10" style:family="text">
      <style:text-properties officeooo:rsid="000280c2"/>
    </style:style>
    <style:style style:name="T11" style:family="text">
      <style:text-properties officeooo:rsid="000386a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tprod-basic.c, dotprod.c:</text:span></text:p>
      <text:p text:style-name="P1"><text:span text:style-name="T1"/></text:p>
      <text:p text:style-name="P1"><text:span text:style-name="T1">El nombre de threads usats es 4</text:span></text:p>
      <text:p text:style-name="P1"><text:span text:style-name="T1"/></text:p>
      <text:p text:style-name="P1"><text:bookmark-start text:name="__DdeLink__1_415017453"/><text:span text:style-name="T1">El tamany del problema es de 4000000 elements(double) que es multipliquen i desprès es redueixen a un sol element usant la suma</text:span><text:bookmark-end text:name="__DdeLink__1_415017453"/></text:p>
      <text:p text:style-name="P1"><text:span text:style-name="T1"/></text:p>
      <text:p text:style-name="P1"><text:span text:style-name="T1">Els parametres els agafa de una variable global de nom dotstr que es del tipus DOTDATA que contè tots els elements del 4 threads, llavors cada thread agafa una cuarta part de veclen, la part que li toca la sap depenent de quin sigui el seu identificador el cual es passat com a argument de la funció dotprod.</text:span></text:p>
      <text:p text:style-name="P1"><text:span text:style-name="T1"/></text:p>
      <text:p text:style-name="P1"><text:span text:style-name="T1">No hi ha cap cas pitjor per el que fa el balanceig de la càrrega degut a que tots els threads reben el mateix nombre de elements i les operacions entre elements són igual de complicades.</text:span></text:p>
      <text:p text:style-name="P1"><text:span text:style-name="T1"/></text:p>
      <text:p text:style-name="P3"><text:span text:style-name="T10">Matmul.c:</text:span></text:p>
      <text:p text:style-name="P3"><text:span text:style-name="T10"/></text:p>
      <text:p text:style-name="P3"><text:span text:style-name="T10">El nombre de threads usats es demana al usuari amb un màxim de 20</text:span></text:p>
      <text:p text:style-name="P3"><text:span text:style-name="T10"/></text:p>
      <text:p text:style-name="P3"><text:span text:style-name="T1">El tamany del problema es de </text:span><text:span text:style-name="T10">250000 productes vectorials de 500 elements cadascun el qu dona un total de 125000000 multiplicacions i 250000 reduccions usant la suma</text:span></text:p>
      <text:p text:style-name="P3"><text:span text:style-name="T10"/></text:p>
      <text:p text:style-name="P3"><text:span text:style-name="T10">Els parametres es pasen a la funcio usant un punter a una estructura anomenada parm, la cual conte el identificador del thread, el numero de threads, la dimensió de les matrius(són cuadrades), les dos matrius a multiplicar i la matriu a on guardar les reduccions</text:span></text:p>
      <text:p text:style-name="P3"><text:span text:style-name="T10"/></text:p>
      <text:p text:style-name="P3"><text:span text:style-name="T10">Lacàrrega de treball entre threads es </text:span><text:span text:style-name="T11">distribueix de tal manera que el thread i calcula les files tal que #fila % n(sent n el numero de threads) = i, de tal manera que es produirà un desbalanceig de la càrrega si el nombre de files no és divisible entre el nombre de threads</text:span></text:p>
      <text:p text:style-name="P3"><text:span text:style-name="T11"/></text:p>
      <table:table table:name="Optimitzacions" table:style-name="Optimitzacions">
        <table:table-column table:style-name="Optimitzacions.A" table:number-columns-repeated="4"/>
        <table:table-row>
          <table:table-cell table:style-name="Optimitzacions.A1" office:value-type="string">
            <text:p text:style-name="Table_20_Contents"/>
          </table:table-cell>
          <table:table-cell table:style-name="Optimitzacions.A1" office:value-type="string">
            <text:p text:style-name="P6"><text:span text:style-name="T1">dotprod-basic.c</text:span></text:p>
          </table:table-cell>
          <table:table-cell table:style-name="Optimitzacions.A1" office:value-type="string">
            <text:p text:style-name="P6"><text:span text:style-name="T1">Dotprod.c</text:span></text:p>
          </table:table-cell>
          <table:table-cell table:style-name="Optimitzacions.D1" office:value-type="string">
            <text:p text:style-name="P6"><text:span text:style-name="T1">Matmul.c</text:span></text:p>
          </table:table-cell>
        </table:table-row>
        <table:table-row>
          <table:table-cell table:style-name="Optimitzacions.A2" office:value-type="string">
            <text:p text:style-name="P6"><text:span text:style-name="T1">O0</text:span></text:p>
          </table:table-cell>
          <table:table-cell table:style-name="Optimitzacions.A2" office:value-type="string">
            <text:p text:style-name="P6"><text:span text:style-name="T1">417588433</text:span></text:p>
          </table:table-cell>
          <table:table-cell table:style-name="Optimitzacions.A2" office:value-type="string">
            <text:p text:style-name="P7"><text:span text:style-name="T10">90844356</text:span></text:p>
          </table:table-cell>
          <table:table-cell table:style-name="Optimitzacions.D2" office:value-type="string">
            <text:p text:style-name="P7"><text:span text:style-name="T10">1404447867</text:span></text:p>
          </table:table-cell>
        </table:table-row>
        <table:table-row>
          <table:table-cell table:style-name="Optimitzacions.A2" office:value-type="string">
            <text:p text:style-name="P6"><text:span text:style-name="T1">O1</text:span></text:p>
          </table:table-cell>
          <table:table-cell table:style-name="Optimitzacions.A2" office:value-type="string">
            <text:p text:style-name="P6"><text:span text:style-name="T1">373126236</text:span></text:p>
          </table:table-cell>
          <table:table-cell table:style-name="Optimitzacions.A2" office:value-type="string">
            <text:p text:style-name="P7"><text:span text:style-name="T10">91109620</text:span></text:p>
          </table:table-cell>
          <table:table-cell table:style-name="Optimitzacions.D2" office:value-type="string">
            <text:p text:style-name="P8"><text:span text:style-name="T10">635927631</text:span></text:p>
          </table:table-cell>
        </table:table-row>
        <table:table-row>
          <table:table-cell table:style-name="Optimitzacions.A2" office:value-type="string">
            <text:p text:style-name="P6"><text:span text:style-name="T1">O2</text:span></text:p>
          </table:table-cell>
          <table:table-cell table:style-name="Optimitzacions.A2" office:value-type="string">
            <text:p text:style-name="P9"><text:span text:style-name="T1">366905420</text:span></text:p>
          </table:table-cell>
          <table:table-cell table:style-name="Optimitzacions.A2" office:value-type="string">
            <text:p text:style-name="P8"><text:span text:style-name="T10">88269972</text:span></text:p>
          </table:table-cell>
          <table:table-cell table:style-name="Optimitzacions.D2" office:value-type="string">
            <text:p text:style-name="P7"><text:span text:style-name="T10">808456723</text:span></text:p>
          </table:table-cell>
        </table:table-row>
        <table:table-row>
          <table:table-cell table:style-name="Optimitzacions.A2" office:value-type="string">
            <text:p text:style-name="P6"><text:span text:style-name="T1">O3</text:span></text:p>
          </table:table-cell>
          <table:table-cell table:style-name="Optimitzacions.A2" office:value-type="string">
            <text:p text:style-name="P7"><text:span text:style-name="T10">430712767</text:span></text:p>
          </table:table-cell>
          <table:table-cell table:style-name="Optimitzacions.A2" office:value-type="string">
            <text:p text:style-name="P7"><text:span text:style-name="T10">94743401</text:span></text:p>
          </table:table-cell>
          <table:table-cell table:style-name="Optimitzacions.D2" office:value-type="string">
            <text:p text:style-name="P7"><text:span text:style-name="T10">709284836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 barri</meta:initial-creator>
    <meta:creation-date>2013-02-24T01:57:54</meta:creation-date>
    <dc:date>2013-02-24T02:39:24</dc:date>
    <dc:creator>Josep barri</dc:creator>
    <meta:editing-duration>PT10M39S</meta:editing-duration>
    <meta:editing-cycles>1</meta:editing-cycles>
    <meta:document-statistic meta:table-count="1" meta:image-count="0" meta:object-count="0" meta:page-count="1" meta:paragraph-count="29" meta:word-count="284" meta:character-count="1598" meta:non-whitespace-character-count="1343"/>
    <meta:generator>LibreOffice/3.6$Linux_x86 LibreOffice_project/360m1$Build-2</meta:generator>
  </office:meta>
</office:document-meta>
</file>